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 style:list-style-name="L6">
      <style:text-properties fo:font-weight="bold" style:font-weight-asian="bold" style:font-weight-complex="bold"/>
    </style:style>
    <style:style style:name="P3" style:family="paragraph" style:parent-style-name="Preformatted_20_Text">
      <style:text-properties fo:font-weight="bold" officeooo:rsid="0019cca9" officeooo:paragraph-rsid="0019cca9" style:font-weight-asian="bold" style:font-weight-complex="bold"/>
    </style:style>
    <style:style style:name="P4" style:family="paragraph" style:parent-style-name="Preformatted_20_Text">
      <style:text-properties officeooo:rsid="0019cca9" officeooo:paragraph-rsid="0019cca9"/>
    </style:style>
    <style:style style:name="P5" style:family="paragraph" style:parent-style-name="Preformatted_20_Text">
      <style:text-properties style:font-name="Liberation Serif" fo:font-size="12pt" officeooo:rsid="0019cca9" officeooo:paragraph-rsid="0019cca9" style:font-size-asian="12pt" style:font-size-complex="12pt"/>
    </style:style>
    <style:style style:name="P6" style:family="paragraph" style:parent-style-name="Preformatted_20_Text">
      <style:text-properties style:font-name="Liberation Serif" fo:font-size="12pt" officeooo:paragraph-rsid="0019cca9" style:font-size-asian="12pt" style:font-size-complex="12pt"/>
    </style:style>
    <style:style style:name="P7" style:family="paragraph" style:parent-style-name="Preformatted_20_Text">
      <style:text-properties fo:font-weight="normal" officeooo:rsid="001b6dfb" officeooo:paragraph-rsid="001b6dfb" style:font-weight-asian="normal" style:font-weight-complex="normal"/>
    </style:style>
    <style:style style:name="P8" style:family="paragraph" style:parent-style-name="Preformatted_20_Text">
      <style:paragraph-properties fo:margin-top="0cm" fo:margin-bottom="0.499cm" loext:contextual-spacing="false"/>
      <style:text-properties fo:font-weight="bold" style:font-weight-asian="bold" style:font-weight-complex="bold"/>
    </style:style>
    <style:style style:name="P9" style:family="paragraph" style:parent-style-name="Preformatted_20_Text" style:list-style-name="L6">
      <style:paragraph-properties fo:margin-top="0cm" fo:margin-bottom="0.499cm" loext:contextual-spacing="false"/>
      <style:text-properties fo:font-weight="bold" style:font-weight-asian="bold" style:font-weight-complex="bold"/>
    </style:style>
    <style:style style:name="P10" style:family="paragraph" style:parent-style-name="Preformatted_20_Text">
      <style:paragraph-properties fo:break-before="page"/>
      <style:text-properties fo:font-weight="normal" officeooo:rsid="001b6dfb" officeooo:paragraph-rsid="001b6dfb" style:font-weight-asian="normal" style:font-weight-complex="normal"/>
    </style:style>
    <style:style style:name="P11" style:family="paragraph" style:parent-style-name="Standard">
      <style:text-properties officeooo:rsid="0019cca9" officeooo:paragraph-rsid="0019cca9"/>
    </style:style>
    <style:style style:name="P12" style:family="paragraph" style:parent-style-name="Standard">
      <style:paragraph-properties fo:text-align="center" style:justify-single-word="false"/>
      <style:text-properties officeooo:rsid="0019cca9" officeooo:paragraph-rsid="0019cca9"/>
    </style:style>
    <style:style style:name="P13" style:family="paragraph" style:parent-style-name="Text_20_body">
      <style:text-properties officeooo:rsid="0019cca9" officeooo:paragraph-rsid="0019cca9"/>
    </style:style>
    <style:style style:name="P14" style:family="paragraph" style:parent-style-name="Text_20_body">
      <style:text-properties officeooo:paragraph-rsid="0019cca9"/>
    </style:style>
    <style:style style:name="P15" style:family="paragraph" style:parent-style-name="Text_20_body">
      <style:text-properties officeooo:rsid="001b6dfb" officeooo:paragraph-rsid="001b6dfb"/>
    </style:style>
    <style:style style:name="T1" style:family="text">
      <style:text-properties officeooo:rsid="0019cca9"/>
    </style:style>
    <style:style style:name="T2" style:family="text">
      <style:text-properties fo:font-size="16pt"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2">Nginx-Ingress Controller <text:s/>Demo</text:span> </text:p>
      <text:p text:style-name="P11"/>
      <text:p text:style-name="P14"><text:span text:style-name="T1">1. </text:span>Clone the Ingress controller repo and change into the deployments folder:</text:p>
      <text:p text:style-name="P1">$ git clone https://github.com/nginxinc/kubernetes-ingress/</text:p>
      <text:p text:style-name="P1">$ cd kubernetes-ingress/deployments</text:p>
      <text:p text:style-name="P8">$ git checkout v1.10.0</text:p>
      <text:p text:style-name="P14"><text:span text:style-name="T1">2. </text:span>Create a namespace and a service account for the Ingress controller:</text:p>
      <text:p text:style-name="P8">$ kubectl apply -f common/ns-and-sa.yaml</text:p>
      <text:p text:style-name="P14"><text:span text:style-name="T1">3. </text:span>Create a cluster role and cluster role binding for the service account:</text:p>
      <text:p text:style-name="P8">$ kubectl apply -f rbac/rbac.yaml</text:p>
      <text:p text:style-name="P14"><text:span text:style-name="T1">4. </text:span>Create a secret with a TLS certificate and a key for the default server in NGINX:</text:p>
      <text:p text:style-name="P8">$ kubectl apply -f common/default-server-secret.yaml</text:p>
      <text:p text:style-name="P14"><text:span text:style-name="T1">5. </text:span>Create a config map for customizing NGINX configuration:</text:p>
      <text:p text:style-name="P8">$ kubectl apply -f common/nginx-config.yaml</text:p>
      <text:p text:style-name="P14"><text:span text:style-name="T1">6. </text:span>Create an IngressClass resource (for Kubernetes &gt;= 1.18):</text:p>
      <text:p text:style-name="P8">$ kubectl apply -f common/ingress-class.yaml</text:p>
      <text:p text:style-name="P14"><text:span text:style-name="T1">7. </text:span>Create custom resource definitions for VirtualServer and VirtualServerRoute, TransportServer and Policy resources:</text:p>
      <text:list xml:id="list3358260119" text:style-name="L6">
        <text:list-header>
          <text:p text:style-name="P2">$ kubectl apply -f common/crds/k8s.nginx.org_virtualservers.yaml</text:p>
          <text:p text:style-name="P2">$ kubectl apply -f common/crds/k8s.nginx.org_virtualserverroutes.yaml</text:p>
          <text:p text:style-name="P2">$ kubectl apply -f common/crds/k8s.nginx.org_transportservers.yaml</text:p>
          <text:p text:style-name="P9">$ kubectl apply -f common/crds/k8s.nginx.org_policies.yaml</text:p>
        </text:list-header>
      </text:list>
      <text:p text:style-name="P14"><text:span text:style-name="T1">8. </text:span>Create a custom resource definition for GlobalConfiguration resource:</text:p>
      <text:p text:style-name="P8">$ kubectl apply -f common/crds/k8s.nginx.org_globalconfigurations.yaml</text:p>
      <text:p text:style-name="P14"><text:span text:style-name="T1">9. </text:span>Create a GlobalConfiguration resource:</text:p>
      <text:p text:style-name="P8">$ kubectl apply -f common/global-configuration.yaml</text:p>
      <text:p text:style-name="P13">10. Run the ingress controller</text:p>
      <text:p text:style-name="P3">$ kubectl apply -f daemon-set/nginx-ingress.yaml</text:p>
      <text:p text:style-name="P5"/>
      <text:p text:style-name="P6"><text:span text:style-name="T1">11. </text:span>Run the following command to make sure that the Ingress controller pods are running:</text:p>
      <text:p text:style-name="P4"/>
      <text:p text:style-name="P3">$ kubectl get pods –namespace=nginx-ingress</text:p>
      <text:p text:style-name="P3"/>
      <text:p text:style-name="P7">Congrats the nginx-Ingress controller is running perfectly file<text:line-break/><text:line-break/><text:line-break/></text:p>
      <text:p text:style-name="P10">Now to test it<text:line-break/><text:line-break/>1) Create the Replication controller, svc and ingress rule in the kubernetes cluster </text:p>
      <text:p text:style-name="P7"/>
      <text:p text:style-name="P7"># vim rc.yml</text:p>
      <text:p text:style-name="P7"/>
      <text:p text:style-name="P13">apiVersion: v1</text:p>
      <text:p text:style-name="P13">kind: ReplicationController</text:p>
      <text:p text:style-name="P13">metadata:</text:p>
      <text:p text:style-name="P13"><text:s text:c="2"/>name: rc1</text:p>
      <text:p text:style-name="P13">spec:</text:p>
      <text:p text:style-name="P13"><text:s text:c="2"/>replicas: 2</text:p>
      <text:p text:style-name="P13"><text:s text:c="2"/>selector:</text:p>
      <text:p text:style-name="P13"><text:s text:c="4"/>red: green</text:p>
      <text:p text:style-name="P13"><text:s text:c="2"/>template:</text:p>
      <text:p text:style-name="P13"><text:s text:c="4"/>metadata:</text:p>
      <text:p text:style-name="P13"><text:s text:c="6"/>labels:</text:p>
      <text:p text:style-name="P13"><text:s text:c="8"/>red: green</text:p>
      <text:p text:style-name="P13"><text:s text:c="4"/>spec:</text:p>
      <text:p text:style-name="P13"><text:s text:c="6"/>containers:</text:p>
      <text:p text:style-name="P13"><text:s text:c="6"/>- name: cont1</text:p>
      <text:p text:style-name="P13"><text:s text:c="8"/>image: nginx</text:p>
      <text:p text:style-name="P15">save an quit the file</text:p>
      <text:p text:style-name="P15"># kubectl create -f rc.yml</text:p>
      <text:p text:style-name="P15"># vim svc.yml</text:p>
      <text:p text:style-name="P15">apiVersion: v1</text:p>
      <text:p text:style-name="P15">kind: Service</text:p>
      <text:p text:style-name="P15">metadata:</text:p>
      <text:p text:style-name="P15"><text:s text:c="2"/>name: svc1</text:p>
      <text:p text:style-name="P15">spec:</text:p>
      <text:p text:style-name="P15"><text:s text:c="2"/>selector:</text:p>
      <text:p text:style-name="P15"><text:s text:c="4"/>red: green</text:p>
      <text:p text:style-name="P15"><text:s text:c="2"/>ports:</text:p>
      <text:p text:style-name="P15"><text:s text:c="4"/>- name: port1</text:p>
      <text:p text:style-name="P15"><text:soft-page-break/><text:s text:c="6"/>protocol: TCP</text:p>
      <text:p text:style-name="P15"><text:s text:c="6"/>port: 8080</text:p>
      <text:p text:style-name="P15"><text:s text:c="6"/>targetPort: 80</text:p>
      <text:p text:style-name="P15">save and quit the file</text:p>
      <text:p text:style-name="P15"># kubectl create -f svc.yml</text:p>
      <text:p text:style-name="P15"># vim ingress.yml</text:p>
      <text:p text:style-name="P15">apiVersion: networking.k8s.io/v1</text:p>
      <text:p text:style-name="P15">kind: Ingress</text:p>
      <text:p text:style-name="P15"/>
      <text:p text:style-name="P15">metadata:</text:p>
      <text:p text:style-name="P15"><text:s text:c="2"/>name: <text:s/>ing1</text:p>
      <text:p text:style-name="P15"><text:s text:c="2"/>annotations:</text:p>
      <text:p text:style-name="P15"><text:s text:c="4"/>kubernetes.io/ingress.class: nginx</text:p>
      <text:p text:style-name="P15">spec:</text:p>
      <text:p text:style-name="P15"><text:s text:c="2"/>rules:</text:p>
      <text:p text:style-name="P15"><text:s text:c="2"/>- host: www.vishal.com</text:p>
      <text:p text:style-name="P15"><text:s text:c="4"/>http:</text:p>
      <text:p text:style-name="P15"><text:s text:c="6"/>paths:</text:p>
      <text:p text:style-name="P15"><text:s text:c="6"/>- path: /</text:p>
      <text:p text:style-name="P15"><text:s text:c="8"/>pathType: Prefix</text:p>
      <text:p text:style-name="P15"><text:s text:c="8"/>backend:</text:p>
      <text:p text:style-name="P15"><text:s text:c="10"/>service:</text:p>
      <text:p text:style-name="P15"><text:s text:c="12"/>name: svc1</text:p>
      <text:p text:style-name="P15"><text:s text:c="12"/>port:</text:p>
      <text:p text:style-name="P15"><text:s text:c="14"/>number: 8080</text:p>
      <text:p text:style-name="P15"># save and quit the file</text:p>
      <text:p text:style-name="P15"># kubectl create -f ingress.yml</text:p>
      <text:p text:style-name="P15"/>
      <text:p text:style-name="P15">Set your worker node ip on your system hosts file and then open <text:a xlink:type="simple" xlink:href="http://www.vishal.com/" text:style-name="Internet_20_link" text:visited-style-name="Visited_20_Internet_20_Link">www.vishal.com</text:a> on you brower, you should be able to see the content</text:p>
      <text:p text:style-name="P15"><text:line-break/></text:p>
      <text:p text:style-name="P13"><text:soft-page-break/><text:s text:c="2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11T00:15:45.882428536</meta:creation-date>
    <dc:date>2021-02-11T00:30:35.512010818</dc:date>
    <meta:editing-duration>PT14M50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4" meta:paragraph-count="88" meta:word-count="363" meta:character-count="2809" meta:non-whitespace-character-count="2325"/>
  </office:meta>
</office:document-meta>
</file>